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60000002F522841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71cm" svg:height="1.243cm" svg:x="1.029cm" svg:y="1cm">
          <draw:image xlink:href="Pictures/10000000000001660000002F522841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50:33</dc:date>
    <meta:generator>NeoOffice/3.2015.3$Unix OpenOffice.org_project/</meta:generator>
    <meta:editing-duration>PT00H17M30S</meta:editing-duration>
    <meta:editing-cycles>31</meta:editing-cycles>
    <meta:document-statistic meta:object-count="1"/>
  </office:meta>
</office:document-meta>
</file>